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876cm" svg:height="3.063cm" svg:x="2.076cm" svg:y="0.642cm">
          <draw:text-box>
            <text:p text:style-name="P1"><text:span text:style-name="T1">HYMN #509</text:span></text:p>
            <text:p text:style-name="P1"><text:span text:style-name="T2">“</text:span><text:span text:style-name="T2">Christ Is Surely Coming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5" draw:layer="layout" svg:width="23.876cm" svg:height="7.011cm" svg:x="2.032cm" svg:y="1.016cm">
          <draw:text-box>
            <text:p text:style-name="P4"><text:span text:style-name="T3">1. </text:span><text:span text:style-name="T4">Christ is surely coming</text:span><text:span text:style-name="T4"><text:line-break/></text:span><text:span text:style-name="T4">Bringing His reward,</text:span><text:span text:style-name="T4"><text:line-break/></text:span><text:span text:style-name="T4">Alpha and Omega,</text:span><text:span text:style-name="T4"><text:line-break/></text:span><text:span text:style-name="T4">First and Last and Lord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3" draw:text-style-name="P5" draw:layer="layout" svg:width="23.876cm" svg:height="7.011cm" svg:x="2.032cm" svg:y="1.016cm">
          <draw:text-box>
            <text:p text:style-name="P4"><text:span text:style-name="T4">Root and Stem of David,</text:span><text:span text:style-name="T4"><text:line-break/></text:span><text:span text:style-name="T4">Brilliant Morning Star;</text:span><text:span text:style-name="T4"><text:line-break/></text:span><text:span text:style-name="T4">Meet your Judge and Savior,</text:span><text:span text:style-name="T4"><text:line-break/></text:span><text:span text:style-name="T4">Nations near and far!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6" draw:layer="layout" svg:width="23.876cm" svg:height="7.011cm" svg:x="2.032cm" svg:y="1.016cm">
          <draw:text-box>
            <text:p text:style-name="P4"><text:span text:style-name="T5">2. </text:span><text:span text:style-name="T4">See the holy city!</text:span><text:span text:style-name="T4"><text:line-break/></text:span><text:span text:style-name="T4">There they enter in,</text:span><text:span text:style-name="T4"><text:line-break/></text:span><text:span text:style-name="T4">All by Christ made holy,</text:span><text:span text:style-name="T4"><text:line-break/></text:span><text:span text:style-name="T4">Washed from ev’ry sin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3" draw:text-style-name="P6" draw:layer="layout" svg:width="23.876cm" svg:height="7.011cm" svg:x="2.032cm" svg:y="1.016cm">
          <draw:text-box>
            <text:p text:style-name="P4"><text:span text:style-name="T4">Thirsty ones, desiring</text:span><text:span text:style-name="T4"><text:line-break/></text:span><text:span text:style-name="T4">All He loves to give,</text:span><text:span text:style-name="T4"><text:line-break/></text:span><text:span text:style-name="T4">Come for living water,</text:span><text:span text:style-name="T4"><text:line-break/></text:span><text:span text:style-name="T4">Freely drink, and liv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2" draw:layer="layout" svg:width="23.876cm" svg:height="7.011cm" svg:x="2.032cm" svg:y="1.016cm">
          <draw:text-box>
            <text:p text:style-name="P4"><text:span text:style-name="T3">3. </text:span><text:span text:style-name="T4">Grace be with God’s people!</text:span><text:span text:style-name="T4"><text:line-break/></text:span><text:span text:style-name="T4">Praise His holy name!</text:span><text:span text:style-name="T4"><text:line-break/></text:span><text:span text:style-name="T4">Father, Son and Spirit,</text:span><text:span text:style-name="T4"><text:line-break/></text:span><text:span text:style-name="T4">Evermore the same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4" draw:text-style-name="P2" draw:layer="layout" svg:width="23.876cm" svg:height="13.621cm" svg:x="2.032cm" svg:y="1.016cm">
          <draw:text-box>
            <text:p text:style-name="P4"><text:span text:style-name="T4">Hear the certain promise</text:span><text:span text:style-name="T4"><text:line-break/></text:span><text:span text:style-name="T4">From the_eternal home:</text:span><text:span text:style-name="T4"><text:line-break/></text:span><text:span text:style-name="T4">“Surely I come quickly!</text:span><text:span text:style-name="T4"><text:line-break/></text:span><text:span text:style-name="T4">Come, Lord Jesus, come!”</text:span></text:p>
            <text:p text:style-name="P7"><text:span text:style-name="T6"><text:line-break/></text:span><text:span text:style-name="T6"/></text:p>
            <text:p text:style-name="P7"><text:span text:style-name="T7">© 1975 The Jubilate Group;</text:span></text:p>
            <text:p text:style-name="P7"><text:span text:style-name="T7">admin. Hope Publishing Co.</text:span></text:p>
            <text:p text:style-name="P7"><text:span text:style-name="T7">Used by permission:</text:span></text:p>
            <text:p text:style-name="P7"><text:span text:style-name="T7">LSB Hymn License</text:span></text:p>
            <text:p text:style-name="P7"><text:span text:style-name="T7">.NET, no. 100011038.</text:span></text:p>
            <text:p text:style-name="P7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0:46:36.424000000</meta:creation-date>
    <dc:title>bluwht blank</dc:title>
    <meta:editing-duration>PT7M14S</meta:editing-duration>
    <meta:editing-cycles>4</meta:editing-cycles>
    <meta:generator>LibreOffice/6.1.3.2$Windows_X86_64 LibreOffice_project/86daf60bf00efa86ad547e59e09d6bb77c699acb</meta:generator>
    <dc:date>2019-01-19T20:38:23.586000000</dc:date>
    <meta:document-statistic meta:object-count="137"/>
  </office:meta>
</office:document-meta>
</file>